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8000000C8732BF2E9EBB9252A.png" manifest:media-type="image/png"/>
  <manifest:file-entry manifest:full-path="Pictures/100002010000012C0000012C23A7859A8D7C209C.png" manifest:media-type="image/png"/>
  <manifest:file-entry manifest:full-path="Pictures/100002010000008C0000008C81021BFB88A178DE.png" manifest:media-type="image/png"/>
  <manifest:file-entry manifest:full-path="Pictures/100002010000012C0000012C76421D1455D7636B.png" manifest:media-type="image/png"/>
  <manifest:file-entry manifest:full-path="Pictures/10000201000000C8000000C8AEBDDF861B98421C.png" manifest:media-type="image/png"/>
  <manifest:file-entry manifest:full-path="Pictures/100002010000012C0000012CC3D297EDC36337DB.png" manifest:media-type="image/png"/>
  <manifest:file-entry manifest:full-path="Pictures/100002010000012C0000012C3006D66F0D016EFE.png" manifest:media-type="image/png"/>
  <manifest:file-entry manifest:full-path="Pictures/100002010000012C0000012CE1F1423DB3DDBF70.png" manifest:media-type="image/png"/>
  <manifest:file-entry manifest:full-path="Pictures/10000201000000C8000000C88D335DE452262D0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mazon Ember" svg:font-family="'Amazon Ember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0cm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232f3d" draw:stroke-linejoin="miter" svg:stroke-linecap="square" draw:fill="none" draw:fill-color="#ffffff" draw:textarea-horizontal-align="justify" draw:textarea-vertical-align="top" draw:auto-grow-height="false" fo:min-height="8.928cm" fo:min-width="13.545cm" fo:padding-top="0.254cm" fo:padding-bottom="0.13cm" fo:padding-left="1.27cm" fo:padding-right="0.25cm" fo:wrap-option="wrap" draw:shadow-color="#808080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535b63" draw:marker-end="msArrowOpenEnd_20_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solid" svg:stroke-width="0.035cm" svg:stroke-color="#535b63" svg:stroke-opacity="100%" draw:stroke-linejoin="miter" draw:fill="none" draw:fill-color="#ffffff" draw:textarea-horizontal-align="left" draw:textarea-vertical-align="middle" draw:auto-grow-height="false" fo:min-height="1.772cm" fo:min-width="0.199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35cm" svg:stroke-color="#545b64" draw:marker-end="msArrowOpenEnd_20_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9pt" fo:language="pt" fo:country="BR" fo:font-weight="bold" style:font-size-asian="18pt" style:font-size-complex="18pt"/>
    </style:style>
    <style:style style:name="P2" style:family="paragraph">
      <loext:graphic-properties draw:fill="none" draw:fill-color="#ffffff"/>
      <style:text-properties fo:font-size="9pt" fo:language="pt" fo:country="BR" fo:font-weight="bold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9pt" fo:language="pt" fo:country="BR" fo:font-weight="bold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language="pt" fo:country="B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232f3d" fo:font-size="100%"/>
      </text:list-level-style-bullet>
      <text:list-level-style-bullet text:level="3" text:bullet-char="•">
        <style:list-level-properties text:space-before="2.54cm"/>
        <style:text-properties style:font-name="Arial" fo:color="#232f3d" fo:font-size="100%"/>
      </text:list-level-style-bullet>
      <text:list-level-style-bullet text:level="4" text:bullet-char="•">
        <style:list-level-properties text:space-before="3.81cm"/>
        <style:text-properties style:font-name="Arial" fo:color="#232f3d" fo:font-size="100%"/>
      </text:list-level-style-bullet>
      <text:list-level-style-bullet text:level="5" text:bullet-char="•">
        <style:list-level-properties text:space-before="5.08cm"/>
        <style:text-properties style:font-name="Arial" fo:color="#232f3d" fo:font-size="100%"/>
      </text:list-level-style-bullet>
      <text:list-level-style-bullet text:level="6" text:bullet-char="•">
        <style:list-level-properties text:space-before="5.08cm"/>
        <style:text-properties style:font-name="Arial" fo:color="#232f3d" fo:font-size="100%"/>
      </text:list-level-style-bullet>
      <text:list-level-style-bullet text:level="7" text:bullet-char="•">
        <style:list-level-properties text:space-before="5.08cm"/>
        <style:text-properties style:font-name="Arial" fo:color="#232f3d" fo:font-size="100%"/>
      </text:list-level-style-bullet>
      <text:list-level-style-bullet text:level="8" text:bullet-char="•">
        <style:list-level-properties text:space-before="5.08cm"/>
        <style:text-properties style:font-name="Arial" fo:color="#232f3d" fo:font-size="100%"/>
      </text:list-level-style-bullet>
      <text:list-level-style-bullet text:level="9" text:bullet-char="•">
        <style:list-level-properties text:space-before="5.08cm"/>
        <style:text-properties style:font-name="Arial" fo:color="#232f3d" fo:font-size="100%"/>
      </text:list-level-style-bullet>
      <text:list-level-style-bullet text:level="10" text:bullet-char="•">
        <style:list-level-properties text:space-before="5.08cm"/>
        <style:text-properties style:font-name="Arial" fo:color="#232f3d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551cm" svg:height="0.709cm" svg:x="12.4cm" svg:y="4.925cm">
          <draw:text-box>
            <text:p text:style-name="P1"><text:span text:style-name="T1"><text:s text:c="5"/></text:span><text:span text:style-name="T1">S3 - site</text:span></text:p>
          </draw:text-box>
        </draw:frame>
        <draw:custom-shape draw:name="Rectangle 3" draw:style-name="gr2" draw:text-style-name="P4" draw:layer="layout" svg:width="15.065cm" svg:height="9.312cm" svg:x="12.367cm" svg:y="2.89cm">
          <text:list text:style-name="L2">
            <text:list-header>
              <text:p text:style-name="P3"><text:span text:style-name="T2">L</text:span><text:span text:style-name="T2">o</text:span><text:span text:style-name="T2">c</text:span><text:span text:style-name="T2">a</text:span><text:span text:style-name="T2">l</text:span><text:span text:style-name="T2">S</text:span><text:span text:style-name="T2">t</text:span><text:span text:style-name="T2">a</text:span><text:span text:style-name="T2">c</text:span><text:span text:style-name="T2">k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Graphic 4" draw:style-name="gr3" draw:text-style-name="P5" draw:layer="layout" svg:width="0.795cm" svg:height="0.795cm" svg:x="12.367cm" svg:y="2.89cm">
          <draw:image xlink:href="Pictures/100002010000008C0000008C81021BFB88A178DE.png" xlink:type="simple" xlink:show="embed" xlink:actuate="onLoad" loext:mime-type="image/png">
            <text:p/>
          </draw:image>
        </draw:frame>
        <draw:frame draw:name="Graphic 6" draw:style-name="gr3" draw:text-style-name="P5" xml:id="id3" draw:id="id3" draw:layer="layout" svg:width="1.27cm" svg:height="1.27cm" svg:x="15.767cm" svg:y="9.324cm">
          <draw:image xlink:href="Pictures/100002010000012C0000012C3006D66F0D016EFE.png" xlink:type="simple" xlink:show="embed" xlink:actuate="onLoad" loext:mime-type="image/png">
            <text:p/>
          </draw:image>
        </draw:frame>
        <draw:frame draw:name="Graphic 7" draw:style-name="gr3" draw:text-style-name="P5" xml:id="id1" draw:id="id1" draw:layer="layout" svg:width="1.13cm" svg:height="1.132cm" svg:x="13.216cm" svg:y="5.588cm">
          <draw:image xlink:href="Pictures/10000201000000C8000000C8AEBDDF861B98421C.png" xlink:type="simple" xlink:show="embed" xlink:actuate="onLoad" loext:mime-type="image/png">
            <text:p/>
          </draw:image>
        </draw:frame>
        <draw:connector draw:name="Straight Arrow Connector 18" draw:style-name="gr4" draw:text-style-name="P5" draw:layer="layout" draw:type="line" svg:x1="8.239cm" svg:y1="6.193cm" svg:x2="13.216cm" svg:y2="6.154cm" draw:end-shape="id1" svg:d="M8239 6193l4977-39" svg:viewBox="0 0 4978 40">
          <text:p/>
        </draw:connector>
        <draw:custom-shape draw:name="TextBox 26" draw:style-name="gr5" draw:text-style-name="P7" draw:layer="layout" svg:width="3.626cm" svg:height="0.768cm" svg:x="8.382cm" svg:y="5.425cm">
          <text:list text:style-name="L1">
            <text:list-header>
              <text:p text:style-name="P6"><text:span text:style-name="T3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Graphic 47" draw:style-name="gr3" draw:text-style-name="P5" xml:id="id2" draw:id="id2" draw:layer="layout" svg:width="1.555cm" svg:height="1.556cm" svg:x="15.595cm" svg:y="5.388cm">
          <draw:image xlink:href="Pictures/100002010000012C0000012CE1F1423DB3DDBF70.png" xlink:type="simple" xlink:show="embed" xlink:actuate="onLoad" loext:mime-type="image/png">
            <text:p/>
          </draw:image>
        </draw:frame>
        <draw:frame draw:style-name="gr6" draw:text-style-name="P2" draw:layer="layout" svg:width="1.882cm" svg:height="0.607cm" svg:x="15.502cm" svg:y="4.68cm">
          <draw:text-box>
            <text:p text:style-name="P1"><text:span text:style-name="T4">produtos</text:span></text:p>
          </draw:text-box>
        </draw:frame>
        <draw:frame draw:name="Graphic 47" draw:style-name="gr3" draw:text-style-name="P5" xml:id="id7" draw:id="id7" draw:layer="layout" svg:width="1.555cm" svg:height="1.556cm" svg:x="18.281cm" svg:y="9.188cm">
          <draw:image xlink:href="Pictures/100002010000012C0000012CE1F1423DB3DDBF70.png" xlink:type="simple" xlink:show="embed" xlink:actuate="onLoad" loext:mime-type="image/png">
            <text:p/>
          </draw:image>
        </draw:frame>
        <draw:frame draw:style-name="gr6" draw:text-style-name="P2" draw:layer="layout" svg:width="1.264cm" svg:height="0.607cm" svg:x="18.423cm" svg:y="10.782cm">
          <draw:text-box>
            <text:p text:style-name="P1"><text:span text:style-name="T4">infos</text:span></text:p>
          </draw:text-box>
        </draw:frame>
        <draw:frame draw:name="Graphic 5" draw:style-name="gr7" draw:text-style-name="P5" draw:layer="layout" svg:width="1.165cm" svg:height="1.131cm" svg:x="7.1cm" svg:y="5.485cm">
          <draw:image xlink:href="Pictures/10000201000000C8000000C88D335DE452262D03.png" xlink:type="simple" xlink:show="embed" xlink:actuate="onLoad" loext:mime-type="image/png">
            <text:p/>
          </draw:image>
        </draw:frame>
        <draw:frame draw:style-name="gr6" draw:text-style-name="P2" xml:id="id12" draw:id="id12" draw:layer="layout" svg:width="1.653cm" svg:height="0.607cm" svg:x="6.75cm" svg:y="6.559cm">
          <draw:text-box>
            <text:p text:style-name="P1"><text:span text:style-name="T4">usuá</text:span><text:span text:style-name="T4">rio</text:span></text:p>
          </draw:text-box>
        </draw:frame>
        <draw:connector draw:name="Straight Arrow Connector 18" draw:style-name="gr4" draw:text-style-name="P5" draw:layer="layout" draw:type="line" svg:x1="8.231cm" svg:y1="6.176cm" svg:x2="13.216cm" svg:y2="6.154cm" draw:end-shape="id1" draw:end-glue-point="3" svg:d="M8231 6176l4985-22" svg:viewBox="0 0 4986 23">
          <text:p/>
        </draw:connector>
        <draw:connector draw:name="Straight Arrow Connector 18" draw:style-name="gr4" draw:text-style-name="P5" draw:layer="layout" draw:type="line" svg:x1="14.346cm" svg:y1="6.154cm" svg:x2="15.595cm" svg:y2="6.166cm" draw:start-shape="id1" draw:start-glue-point="1" draw:end-shape="id2" draw:end-glue-point="3" svg:d="M14346 6154l1249 12" svg:viewBox="0 0 1250 13">
          <text:p/>
        </draw:connector>
        <draw:connector draw:name="Straight Arrow Connector 18" draw:style-name="gr4" draw:text-style-name="P5" draw:layer="layout" draw:type="line" svg:x1="16.372cm" svg:y1="6.944cm" svg:x2="16.402cm" svg:y2="9.324cm" draw:start-shape="id2" draw:start-glue-point="2" draw:end-shape="id3" draw:end-glue-point="0" svg:d="M16372 6944l30 2380" svg:viewBox="0 0 31 2381">
          <text:p/>
        </draw:connector>
        <draw:frame draw:name="Graphic 33" draw:style-name="gr3" draw:text-style-name="P5" xml:id="id4" draw:id="id4" draw:layer="layout" svg:width="1.016cm" svg:height="1.016cm" svg:x="18.542cm" svg:y="4.548cm">
          <draw:image xlink:href="Pictures/100002010000012C0000012C23A7859A8D7C209C.png" xlink:type="simple" xlink:show="embed" xlink:actuate="onLoad" loext:mime-type="image/png">
            <text:p/>
          </draw:image>
        </draw:frame>
        <draw:connector draw:name="Straight Arrow Connector 18" draw:style-name="gr4" draw:text-style-name="P5" draw:layer="layout" draw:type="line" svg:x1="19.05cm" svg:y1="5.564cm" svg:x2="19.015cm" svg:y2="6.534cm" draw:start-shape="id4" draw:start-glue-point="2" draw:end-shape="id5" draw:end-glue-point="0" svg:d="M19050 5564l-35 970" svg:viewBox="0 0 36 971">
          <text:p/>
        </draw:connector>
        <draw:frame draw:style-name="gr6" draw:text-style-name="P2" draw:layer="layout" svg:width="2.31cm" svg:height="0.607cm" svg:x="15.224cm" svg:y="10.569cm">
          <draw:text-box>
            <text:p text:style-name="P1"><text:span text:style-name="T4">b</text:span><text:span text:style-name="T4">u</text:span><text:span text:style-name="T4">s</text:span><text:span text:style-name="T4">c</text:span><text:span text:style-name="T4">a</text:span><text:span text:style-name="T4">_</text:span><text:span text:style-name="T4">p</text:span><text:span text:style-name="T4">r</text:span><text:span text:style-name="T4">o</text:span><text:span text:style-name="T4">d</text:span></text:p>
          </draw:text-box>
        </draw:frame>
        <draw:frame draw:name="Graphic 6" draw:style-name="gr3" draw:text-style-name="P5" xml:id="id5" draw:id="id5" draw:layer="layout" svg:width="1.27cm" svg:height="1.27cm" svg:x="18.38cm" svg:y="6.534cm">
          <draw:image xlink:href="Pictures/100002010000012C0000012C3006D66F0D016EFE.png" xlink:type="simple" xlink:show="embed" xlink:actuate="onLoad" loext:mime-type="image/png">
            <text:p/>
          </draw:image>
        </draw:frame>
        <draw:frame draw:name="Graphic 6" draw:style-name="gr3" draw:text-style-name="P5" draw:layer="layout" svg:width="1.27cm" svg:height="1.27cm" svg:x="24.88cm" svg:y="6.434cm">
          <draw:image xlink:href="Pictures/100002010000012C0000012C3006D66F0D016EFE.png" xlink:type="simple" xlink:show="embed" xlink:actuate="onLoad" loext:mime-type="image/png">
            <text:p/>
          </draw:image>
        </draw:frame>
        <draw:frame draw:style-name="gr6" draw:text-style-name="P2" draw:layer="layout" svg:width="1.776cm" svg:height="0.607cm" svg:x="22.66cm" svg:y="5.764cm">
          <draw:text-box>
            <text:p text:style-name="P1"><text:span text:style-name="T4">c</text:span><text:span text:style-name="T4">o</text:span><text:span text:style-name="T4">m</text:span><text:span text:style-name="T4">p</text:span><text:span text:style-name="T4">r</text:span><text:span text:style-name="T4">a</text:span><text:span text:style-name="T4">r</text:span></text:p>
          </draw:text-box>
        </draw:frame>
        <draw:frame draw:style-name="gr6" draw:text-style-name="P2" draw:layer="layout" svg:width="1.421cm" svg:height="0.607cm" svg:x="25.603cm" svg:y="7.627cm">
          <draw:text-box>
            <text:p text:style-name="P1"><text:span text:style-name="T4">report</text:span></text:p>
          </draw:text-box>
        </draw:frame>
        <draw:frame draw:name="Graphic 33" draw:style-name="gr3" draw:text-style-name="P5" xml:id="id6" draw:id="id6" draw:layer="layout" svg:width="1.016cm" svg:height="1.016cm" svg:x="24.888cm" svg:y="4.348cm">
          <draw:image xlink:href="Pictures/100002010000012C0000012C23A7859A8D7C209C.png" xlink:type="simple" xlink:show="embed" xlink:actuate="onLoad" loext:mime-type="image/png">
            <text:p/>
          </draw:image>
        </draw:frame>
        <draw:connector draw:name="Straight Arrow Connector 18" draw:style-name="gr4" draw:text-style-name="P5" draw:layer="layout" draw:type="line" svg:x1="25.396cm" svg:y1="5.364cm" svg:x2="25.415cm" svg:y2="6.434cm" draw:start-shape="id6" draw:start-glue-point="2" svg:d="M25396 5364l19 1070" svg:viewBox="0 0 20 1071">
          <text:p/>
        </draw:connector>
        <draw:g xml:id="id8" draw:id="id8">
          <draw:frame draw:name="Graphic 41" draw:style-name="gr3" draw:text-style-name="P5" draw:layer="layout" svg:width="0.906cm" svg:height="0.905cm" svg:x="20.846cm" svg:y="6.383cm">
            <draw:image xlink:href="Pictures/100002010000012C0000012CC3D297EDC36337DB.png" xlink:type="simple" xlink:show="embed" xlink:actuate="onLoad" loext:mime-type="image/png">
              <text:p/>
            </draw:image>
          </draw:frame>
          <draw:frame draw:name="Graphic 39" draw:style-name="gr3" draw:text-style-name="P5" draw:layer="layout" svg:width="0.798cm" svg:height="0.797cm" svg:x="20.946cm" svg:y="7.145cm">
            <draw:image xlink:href="Pictures/10000201000000C8000000C8732BF2E9EBB9252A.png" xlink:type="simple" xlink:show="embed" xlink:actuate="onLoad" loext:mime-type="image/png">
              <text:p/>
            </draw:image>
          </draw:frame>
        </draw:g>
        <draw:connector draw:name="Straight Arrow Connector 18" draw:style-name="gr4" draw:text-style-name="P5" draw:layer="layout" draw:type="line" svg:x1="19.015cm" svg:y1="7.804cm" svg:x2="19.058cm" svg:y2="9.188cm" draw:start-shape="id5" draw:start-glue-point="2" draw:end-shape="id7" draw:end-glue-point="0" svg:d="M19015 7804l43 1384" svg:viewBox="0 0 44 1385">
          <text:p/>
        </draw:connector>
        <draw:connector draw:name="Straight Arrow Connector 18" draw:style-name="gr4" draw:text-style-name="P5" draw:layer="layout" draw:type="line" svg:x1="19.65cm" svg:y1="7.169cm" svg:x2="20.846cm" svg:y2="7.162cm" draw:start-shape="id5" draw:start-glue-point="1" draw:end-shape="id8" draw:end-glue-point="3" svg:d="M19650 7169l1196-7" svg:viewBox="0 0 1197 8">
          <text:p/>
        </draw:connector>
        <draw:connector draw:name="Straight Arrow Connector 18" draw:style-name="gr4" draw:text-style-name="P5" draw:layer="layout" draw:type="line" svg:x1="21.752cm" svg:y1="7.162cm" svg:x2="22.78cm" svg:y2="7.169cm" draw:start-shape="id8" draw:end-shape="id9" draw:end-glue-point="3" svg:d="M21752 7162l1028 7" svg:viewBox="0 0 1029 8">
          <text:p/>
        </draw:connector>
        <draw:frame draw:name="Graphic 29" draw:style-name="gr3" draw:text-style-name="P5" xml:id="id11" draw:id="id11" draw:layer="layout" svg:width="1.213cm" svg:height="1.214cm" svg:x="23.825cm" svg:y="9.546cm">
          <draw:image xlink:href="Pictures/100002010000012C0000012C76421D1455D7636B.png" xlink:type="simple" xlink:show="embed" xlink:actuate="onLoad" loext:mime-type="image/png">
            <text:p/>
          </draw:image>
        </draw:frame>
        <draw:frame draw:style-name="gr6" draw:text-style-name="P2" draw:layer="layout" svg:width="1.442cm" svg:height="0.607cm" svg:x="14.306cm" svg:y="13.363cm">
          <draw:text-box>
            <text:p text:style-name="P1"><text:span text:style-name="T4">Email </text:span></text:p>
          </draw:text-box>
        </draw:frame>
        <draw:custom-shape draw:name="Freeform 37" draw:style-name="gr8" draw:text-style-name="P8" xml:id="id10" draw:id="id10" draw:layer="layout" svg:width="0.699cm" svg:height="2.032cm" draw:transform="rotate (-1.5707963267949) translate (25.4cm 7.704cm)">
          <text:p/>
          <draw:enhanced-geometry svg:viewBox="0 0 622300 1574800" draw:extrusion-allowed="true" draw:glue-points="0 0 915363 0 915363 331243 709873 331243 0 331243" draw:glue-point-type="0 0 915363 0 915363 331243 709873 331243 0 331243" draw:type="non-primitive" draw:enhanced-path="M 0 0 L 622300 0 L 622300 1574800 L 482600 1574800 L 0 157480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1936-24"/>
          </draw:enhanced-geometry>
        </draw:custom-shape>
        <draw:connector draw:name="Straight Arrow Connector 40" draw:style-name="gr9" draw:text-style-name="P5" draw:layer="layout" draw:type="line" svg:x1="24.384cm" svg:y1="8.403cm" svg:x2="24.431cm" svg:y2="9.546cm" draw:start-shape="id10" draw:start-glue-point="1" draw:end-shape="id11" draw:end-glue-point="0" svg:d="M24384 8403l47 1143" svg:viewBox="0 0 48 1144">
          <text:p/>
        </draw:connector>
        <draw:frame draw:style-name="gr10" draw:text-style-name="P2" draw:layer="layout" svg:width="1.264cm" svg:height="0.607cm" svg:x="17.751cm" svg:y="7.775cm">
          <draw:text-box>
            <text:p text:style-name="P1"><text:span text:style-name="T4">i</text:span><text:span text:style-name="T4">n</text:span><text:span text:style-name="T4">f</text:span><text:span text:style-name="T4">o</text:span><text:span text:style-name="T4">s</text:span></text:p>
          </draw:text-box>
        </draw:frame>
        <draw:connector draw:name="Straight Arrow Connector 20" draw:style-name="gr4" draw:text-style-name="P5" xml:id="id13" draw:id="id13" draw:layer="layout" draw:type="line" svg:x1="7.577cm" svg:y1="13.208cm" svg:x2="7.576cm" svg:y2="7.166cm" draw:end-shape="id12" svg:d="M7577 13208l-1-6042" svg:viewBox="0 0 2 6043">
          <text:p/>
        </draw:connector>
        <draw:connector draw:name="Straight Arrow Connector 18" draw:style-name="gr4" draw:text-style-name="P5" draw:layer="layout" draw:type="line" svg:x1="17.037cm" svg:y1="9.959cm" svg:x2="18.281cm" svg:y2="9.966cm" draw:start-shape="id3" draw:start-glue-point="1" draw:end-shape="id7" draw:end-glue-point="3" svg:d="M17037 9959l1244 7" svg:viewBox="0 0 1245 8">
          <text:p/>
        </draw:connector>
        <draw:frame draw:name="Graphic 6" draw:style-name="gr3" draw:text-style-name="P5" xml:id="id9" draw:id="id9" draw:layer="layout" svg:width="1.27cm" svg:height="1.27cm" svg:x="22.78cm" svg:y="6.534cm">
          <draw:image xlink:href="Pictures/100002010000012C0000012C3006D66F0D016EFE.png" xlink:type="simple" xlink:show="embed" xlink:actuate="onLoad" loext:mime-type="image/png">
            <text:p/>
          </draw:image>
        </draw:frame>
        <draw:connector draw:style-name="gr11" draw:text-style-name="P9" draw:layer="layout" svg:x1="24.431cm" svg:y1="10.76cm" svg:x2="7.577cm" svg:y2="13.208cm" draw:start-shape="id11" draw:start-glue-point="2" draw:end-shape="id13" draw:end-glue-point="2" svg:d="M24431 10760v2448h-16854" svg:viewBox="0 0 16855 2449">
          <text:p/>
        </draw:connector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mazon Ember" svg:font-family="'Amazon Ember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4" draw:display-name="msArrowOpenEnd 4" svg:viewBox="0 0 315 245" svg:d="M158 0l157 223-47 22-110-157-111 157-47-2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9T09:49:26.631618867</meta:creation-date>
    <dc:date>2020-02-09T11:13:59.480535361</dc:date>
    <meta:editing-duration>PT13M58S</meta:editing-duration>
    <meta:editing-cycles>1</meta:editing-cycles>
    <meta:document-statistic meta:object-count="63"/>
    <meta:generator>LibreOffice/6.3.4.2.0$Linux_X86_64 LibreOffice_project/30$Build-2</meta:generator>
  </office:meta>
</office:document-meta>
</file>